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5c35"/>
    </style:style>
    <style:style style:name="P2" style:family="paragraph" style:parent-style-name="Standard">
      <style:text-properties officeooo:paragraph-rsid="000b5dc6"/>
    </style:style>
    <style:style style:name="P3" style:family="paragraph" style:parent-style-name="Standard">
      <style:text-properties officeooo:rsid="000bd6b5" officeooo:paragraph-rsid="000bd6b5"/>
    </style:style>
    <style:style style:name="P4" style:family="paragraph" style:parent-style-name="Standard">
      <style:text-properties officeooo:rsid="000cdd05" officeooo:paragraph-rsid="000cdd05"/>
    </style:style>
    <style:style style:name="P5" style:family="paragraph" style:parent-style-name="Standard">
      <style:text-properties officeooo:paragraph-rsid="000cdd05"/>
    </style:style>
    <style:style style:name="T1" style:family="text">
      <style:text-properties officeooo:rsid="000a5c35"/>
    </style:style>
    <style:style style:name="T2" style:family="text">
      <style:text-properties officeooo:rsid="000b5dc6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09696e"/>
    </style:style>
    <style:style style:name="T5" style:family="text">
      <style:text-properties officeooo:rsid="000969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atica W14D1</text:p>
      <text:p text:style-name="P1"/>
      <text:p text:style-name="P5">Per eseguire <text:span text:style-name="T1">il password cracking ho utilizato:</text:span></text:p>
      <text:p text:style-name="P5"><text:span text:style-name="T1"><text:s/></text:span><text:s/></text:p>
      <text:p text:style-name="P1"><text:span text:style-name="T1">-Il </text:span>file <text:span text:style-name="T2">hash dove ho inserito </text:span>le password da craccare <text:span text:style-name="T1">in formato MD5.( cifrate )</text:span></text:p>
      <text:p text:style-name="P1"><text:span text:style-name="T2">- Dizionario o </text:span>wordlist, d<text:span text:style-name="T2">elle</text:span> password </text:p>
      <text:p text:style-name="P5"><text:span text:style-name="T1">- E lo </text:span>strumento John the Ripper <text:span text:style-name="T1">per testare </text:span>ogni parola del dizionario sul file delle password </text:p>
      <text:p text:style-name="P1"/>
      <text:p text:style-name="P1"><text:span text:style-name="T1">Ho lanciato un attacco</text:span> a dizionario con John the Ripper, utilizzando l’opzione da riga di comando </text:p>
      <text:p text:style-name="P1"/>
      <text:p text:style-name="P2"><text:span text:style-name="T4">john --format=raw-md5 --wordlist=/usr/share/wordlists/rockyou.txt</text:span><text:span text:style-name="T5"> <text:s text:c="2"/>/home/luis/hash.txt</text:span></text:p>
      <text:p text:style-name="P2"/>
      <text:p text:style-name="P3">Successivamente ho controllato il risultato con ilseguente comando:</text:p>
      <text:p text:style-name="P3"/>
      <text:p text:style-name="P3"><text:span text:style-name="T3">john --show --format=Raw-MD5</text:span> /home/luis/hash.txt </text:p>
      <text:p text:style-name="P3"/>
      <text:p text:style-name="P4">In fine per fare una controprova ho utilizzare un generatore MD5 online partendo dalla password in chiaro, <text:s/>ricevendo esattamente i risultati del file hash.tx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7T07:39:18.394000000</meta:creation-date>
    <meta:print-date>2024-08-27T10:00:00.926000000</meta:print-date>
    <meta:printed-by>File PDF</meta:printed-by>
    <dc:date>2024-08-27T10:00:20.555000000</dc:date>
    <meta:editing-duration>PT19S</meta:editing-duration>
    <meta:editing-cycles>1</meta:editing-cycles>
    <meta:document-statistic meta:table-count="0" meta:image-count="0" meta:object-count="0" meta:page-count="1" meta:paragraph-count="11" meta:word-count="107" meta:character-count="740" meta:non-whitespace-character-count="638"/>
    <meta:generator>LibreOffice/24.2.5.2$Windows_X86_64 LibreOffice_project/bffef4ea93e59bebbeaf7f431bb02b1a39ee8a59</meta:generator>
  </office:meta>
</office:document-meta>
</file>